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698943" officeooo:paragraph-rsid="00698943"/>
    </style:style>
    <style:style style:name="P2" style:family="paragraph" style:parent-style-name="Standard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698943" officeooo:paragraph-rsid="00698943"/>
    </style:style>
    <style:style style:name="P3" style:family="paragraph" style:parent-style-name="Standard" style:list-style-name="WWNum5">
      <style:paragraph-properties fo:margin-left="0.635cm" fo:margin-right="0cm" fo:text-align="justify" style:justify-single-word="false" fo:text-indent="0cm" style:auto-text-indent="false" fo:padding="0.212cm" fo:border="none"/>
      <style:text-properties officeooo:rsid="00698943" officeooo:paragraph-rsid="00698943"/>
    </style:style>
    <style:style style:name="P4" style:family="paragraph" style:parent-style-name="Standard">
      <loext:graphic-properties draw:fill="none"/>
      <style:paragraph-properties fo:margin-left="0.499cm" fo:margin-right="0cm" fo:margin-top="0cm" fo:margin-bottom="0cm" loext:contextual-spacing="true" fo:line-height="115%" fo:text-align="justify" style:justify-single-word="false" fo:text-indent="0cm" style:auto-text-indent="false" fo:background-color="transparent" fo:padding="0.212cm" fo:border="none"/>
      <style:text-properties officeooo:rsid="00698943" officeooo:paragraph-rsid="00698943"/>
    </style:style>
    <style:style style:name="P5" style:family="paragraph" style:parent-style-name="Standard">
      <loext:graphic-properties draw:fill="none"/>
      <style:paragraph-properties fo:margin-left="0.499cm" fo:margin-right="0cm" fo:margin-top="0cm" fo:margin-bottom="0cm" loext:contextual-spacing="true" fo:line-height="115%" fo:text-align="justify" style:justify-single-word="false" fo:text-indent="0cm" style:auto-text-indent="false" fo:background-color="transparent" fo:padding="0.212cm" fo:border="none"/>
      <style:text-properties officeooo:rsid="006ab4a8" officeooo:paragraph-rsid="006ab4a8"/>
    </style:style>
    <style:style style:name="P6" style:family="paragraph" style:parent-style-name="Standard">
      <loext:graphic-properties draw:fill="none"/>
      <style:paragraph-properties fo:margin-left="0.499cm" fo:margin-right="0cm" fo:margin-top="0cm" fo:margin-bottom="0cm" loext:contextual-spacing="true" fo:line-height="115%" fo:text-align="justify" style:justify-single-word="false" fo:text-indent="0cm" style:auto-text-indent="false" fo:background-color="transparent" fo:padding="0.212cm" fo:border="none"/>
      <style:text-properties officeooo:rsid="006addc7" officeooo:paragraph-rsid="006addc7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true" fo:line-height="115%" fo:text-align="justify" style:justify-single-word="false" fo:text-indent="0cm" style:auto-text-indent="false" fo:background-color="transparent" fo:padding="0.212cm" fo:border="none"/>
      <style:text-properties officeooo:rsid="006ab4a8" officeooo:paragraph-rsid="006ab4a8"/>
    </style:style>
    <style:style style:name="P8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698943" officeooo:paragraph-rsid="00698943"/>
    </style:style>
    <style:style style:name="P9" style:family="paragraph" style:parent-style-name="Heading_20_1" style:list-style-name="WWNum5" style:master-page-name="">
      <loext:graphic-properties draw:fill="none"/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 style:page-number="auto" fo:background-color="transparent" fo:padding="0.212cm" fo:border="none"/>
      <style:text-properties officeooo:rsid="006ab4a8" officeooo:paragraph-rsid="006ab4a8"/>
    </style:style>
    <style:style style:name="P10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color="#000000" style:font-name="arial" style:text-underline-style="none" fo:font-weight="normal" style:font-weight-asian="normal" style:font-weight-complex="normal"/>
    </style:style>
    <style:style style:name="T2" style:family="text">
      <style:text-properties fo:color="#000000" style:font-name="arial" style:text-underline-style="none" fo:font-weight="normal" officeooo:rsid="006ab4a8" style:font-weight-asian="normal" style:font-weight-complex="normal"/>
    </style:style>
    <style:style style:name="T3" style:family="text">
      <style:text-properties officeooo:rsid="006989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3n0kttgfzr45"/><text:span text:style-name="T3">01 Domain model + CRUD</text:span>.</text:p>
      <text:list xml:id="list1285833006" text:style-name="WWNum5">
        <text:list-item>
          <text:p text:style-name="P8">Общие положения</text:p>
          <text:p text:style-name="P3">Ссылка на исходные тексты проекта:</text:p>
          <text:p text:style-name="P3"><text:a xlink:type="simple" xlink:href="https://github.com/drJabber/boombook" text:style-name="Internet_20_link" text:visited-style-name="Visited_20_Internet_20_Link">https://github.com/drJabber/boombook</text:a></text:p>
          <text:p text:style-name="P3"/>
          <text:p text:style-name="P3">Используется сервер приложений payara 5.x в контейнере Docker.</text:p>
          <text:p text:style-name="P3">Код сборки контейнера – в папке docker</text:p>
        </text:list-item>
        <text:list-item>
          <text:p text:style-name="P8">Domain model</text:p>
          <text:p text:style-name="P1">Модель включает сущности, описанные в документе</text:p>
          <text:p text:style-name="P1"><text:a xlink:type="simple" xlink:href="https://github.com/drJabber/boombook/blob/master/_docs/boombookER.pdf" text:style-name="Internet_20_link" text:visited-style-name="Visited_20_Internet_20_Link">https://github.com/drJabber/boombook/blob/master/_docs/boombookER.pdf</text:a></text:p>
        </text:list-item>
      </text:list>
      <text:p text:style-name="P2"/>
      <text:p text:style-name="P2">Код классов сущностей находится в пакете rnk.bb.domain</text:p>
      <text:p text:style-name="P2"/>
      <text:list xml:id="list5051664996180" text:continue-numbering="true" text:style-name="WWNum5">
        <text:list-item>
          <text:p text:style-name="P9">Restful API CRUD</text:p>
        </text:list-item>
      </text:list>
      <text:p text:style-name="P5">Код классов restful API находится в пакете rnk.bb.rest.</text:p>
      <text:p text:style-name="P5">Restful API в настоящий момент реализовано в тестовых целях и является предметом последующего рефакторинга. В дальнейшем предполагается использование api и singleton бинов в контроллерах JSF.</text:p>
      <text:p text:style-name="P6">Для работы с сущностями модели используется persistence unit RNK_PU.</text:p>
      <text:p text:style-name="P4">Для создания <text:span text:style-name="T1">объектов БД на этапе инициализации используется </text:span><text:span text:style-name="T2">бин StartupController и </text:span><text:span text:style-name="T1">persistence unit RNK_PU_STARTUP. </text:span></text:p>
      <text:p text:style-name="P6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9-01-18T00:50:49.963758124</dc:date>
    <meta:editing-duration>PT17H28M34S</meta:editing-duration>
    <meta:editing-cycles>53</meta:editing-cycles>
    <meta:document-statistic meta:table-count="0" meta:image-count="0" meta:object-count="0" meta:page-count="1" meta:paragraph-count="15" meta:word-count="105" meta:character-count="844" meta:non-whitespace-character-count="755"/>
  </office:meta>
</office:document-meta>
</file>